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1000000D11F7479A0FF262BF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8.501cm" svg:height="7.372cm" svg:x="3.7cm" svg:y="1.7cm">
          <draw:image xlink:href="Pictures/10000000000000F1000000D11F7479A0FF262BF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3" draw:display-name="Gradient 3" draw:style="linear" draw:start-color="#003333" draw:end-color="#3465a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1T14:18:55.817237009</meta:creation-date>
    <dc:date>2020-10-01T19:52:38.704643039</dc:date>
    <meta:editing-duration>PT3H58M59S</meta:editing-duration>
    <meta:editing-cycles>2</meta:editing-cycles>
    <meta:generator>LibreOffice/5.1.6.2$Linux_X86_64 LibreOffice_project/10m0$Build-2</meta:generator>
    <meta:document-statistic meta:object-count="1"/>
  </office:meta>
</office:document-meta>
</file>